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9.31pt"/>
    </style:style>
    <style:style style:name="co2" style:family="table-column">
      <style:table-column-properties fo:break-before="auto" style:column-width="132.49pt"/>
    </style:style>
    <style:style style:name="co3" style:family="table-column">
      <style:table-column-properties fo:break-before="auto" style:column-width="128.44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83.4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MoSCoW_20_Template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SCoW 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REQUIREMENTS</text:p>
          </table:table-cell>
          <table:table-cell table:style-name="ce2" office:value-type="string" calcext:value-type="string">
            <text:p>MUST (M)</text:p>
          </table:table-cell>
          <table:table-cell table:style-name="ce2" office:value-type="string" calcext:value-type="string">
            <text:p>SHOULD (S)</text:p>
          </table:table-cell>
          <table:table-cell table:style-name="ce2" office:value-type="string" calcext:value-type="string">
            <text:p>COULD (C)</text:p>
          </table:table-cell>
          <table:table-cell table:style-name="ce2" office:value-type="string" calcext:value-type="string">
            <text:p>WON'T (W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udents have class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5 students per clas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tudent absence tracking (specific class/day)</text:p>
          </table:table-cell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s informed about abs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tudents final note/term/subjec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ysical edu &amp; drawing not included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formatted semester repor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ogin for student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Fx for teach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 for parent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NGN</number:text>
      <number:number number:decimal-places="0" loext:min-decimal-places="0" number:min-integer-digits="1" number:grouping="true"/>
      <number:text> </number:text>
    </number:number-style>
    <number:number-style style:name="N121">
      <number:text>(NGN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NGN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NGN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NGN</number:text>
      <number:number number:decimal-places="2" loext:min-decimal-places="2" number:min-integer-digits="1" number:grouping="true"/>
      <number:text> </number:text>
    </number:number-style>
    <number:number-style style:name="N123">
      <number:text>(NGN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NGN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NGN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NGN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NGN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NGN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NGN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NGN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NGN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SCoW_20_Template" style:display-name="PageStyle_MoSCoW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idemi Famuyide</meta:initial-creator>
    <meta:creation-date>2013-03-05T17:49:02.336000000</meta:creation-date>
    <dc:date>2019-06-24T09:30:43.989175416</dc:date>
    <meta:editing-duration>PT6M43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